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0E0000000F35EF80BC7B63A07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071cm" fo:min-width="0.07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solid" draw:fill-color="#808080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none" draw:fill="solid" draw:fill-color="#cdcdcd"/>
    </style:style>
    <style:style style:name="gr14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5" style:family="graphic" style:parent-style-name="standard">
      <style:graphic-properties draw:stroke="none" draw:fill="solid" draw:fill-color="#666666"/>
    </style:style>
    <style:style style:name="gr16" style:family="graphic" style:parent-style-name="standard">
      <style:graphic-properties draw:stroke="none" draw:fill="solid" draw:fill-color="#ff0000"/>
    </style:style>
    <style:style style:name="gr17" style:family="graphic" style:parent-style-name="standard">
      <style:graphic-properties draw:stroke="solid" svg:stroke-width="0.026cm" svg:stroke-color="#000000" draw:stroke-linejoin="miter" svg:stroke-linecap="butt" draw:fill="solid" draw:fill-color="#ff0000" fo:padding-top="0.013cm" fo:padding-bottom="0.013cm" fo:padding-left="0.013cm" fo:padding-right="0.01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5pt" style:font-size-asian="5pt" style:font-size-complex="5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6.5pt" style:font-size-asian="6.5pt" style:font-size-complex="6.5pt"/>
    </style:style>
    <style:style style:name="P10" style:family="paragraph">
      <loext:graphic-properties draw:fill="none"/>
      <style:text-properties fo:font-size="2pt" style:font-size-asian="2pt" style:font-size-complex="2pt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808080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cdcdcd"/>
    </style:style>
    <style:style style:name="P15" style:family="paragraph">
      <loext:graphic-properties draw:fill="solid" draw:fill-color="#666666"/>
    </style:style>
    <style:style style:name="P16" style:family="paragraph">
      <loext:graphic-properties draw:fill="solid" draw:fill-color="#ff0000"/>
    </style:style>
    <style:style style:name="T1" style:family="text">
      <style:text-properties fo:color="#000000" loext:opacity="100%" style:font-name="TimesNewRoman" fo:font-size="9.89999961853027pt" fo:font-weight="normal" style:font-name-asian="TimesNewRoman" style:font-size-asian="9.89999961853027pt" style:font-weight-asian="normal" style:font-name-complex="TimesNewRoman" style:font-size-complex="9.89999961853027pt" style:font-weight-complex="normal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TimesNewRoman" fo:font-size="8.10000038146973pt" fo:font-style="italic" fo:font-weight="bold" style:font-name-asian="TimesNewRoman" style:font-size-asian="8.10000038146973pt" style:font-style-asian="italic" style:font-weight-asian="bold" style:font-name-complex="TimesNewRoman" style:font-size-complex="8.10000038146973pt" style:font-style-complex="italic" style:font-weight-complex="bold"/>
    </style:style>
    <style:style style:name="T4" style:family="text">
      <style:text-properties fo:color="#000000" loext:opacity="100%" style:font-name="TimesNewRoman" fo:font-size="11.1000003814697pt" fo:font-weight="bold" style:font-name-asian="TimesNewRoman" style:font-size-asian="11.1000003814697pt" style:font-weight-asian="bold" style:font-name-complex="TimesNewRoman" style:font-size-complex="11.1000003814697pt" style:font-weight-complex="bold"/>
    </style:style>
    <style:style style:name="T5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6" style:family="text">
      <style:text-properties fo:color="#000000" loext:opacity="100%" style:font-name="TimesNewRoman" fo:font-size="9pt" fo:font-style="italic" fo:font-weight="normal" style:font-name-asian="TimesNewRoman" style:font-size-asian="9pt" style:font-style-asian="italic" style:font-weight-asian="normal" style:font-name-complex="TimesNewRoman" style:font-size-complex="9pt" style:font-style-complex="italic" style:font-weight-complex="normal"/>
    </style:style>
    <style:style style:name="T7" style:family="text">
      <style:text-properties fo:color="#000000" loext:opacity="100%" style:font-name="TimesNewRoman" fo:font-size="5pt" fo:font-style="italic" fo:font-weight="normal" style:font-name-asian="TimesNewRoman" style:font-size-asian="5pt" style:font-style-asian="italic" style:font-weight-asian="normal" style:font-name-complex="TimesNewRoman" style:font-size-complex="5pt" style:font-style-complex="italic" style:font-weight-complex="normal"/>
    </style:style>
    <style:style style:name="T8" style:family="text">
      <style:text-properties fo:color="#000000" loext:opacity="100%" style:font-name="TimesNewRoman" fo:font-size="9.89999961853027pt" fo:font-style="italic" fo:font-weight="bold" style:font-name-asian="TimesNewRoman" style:font-size-asian="9.89999961853027pt" style:font-style-asian="italic" style:font-weight-asian="bold" style:font-name-complex="TimesNewRoman" style:font-size-complex="9.89999961853027pt" style:font-style-complex="italic" style:font-weight-complex="bold"/>
    </style:style>
    <style:style style:name="T9" style:family="text">
      <style:text-properties fo:color="#000000" loext:opacity="100%" style:font-name="TimesNewRoman" fo:font-size="6.5pt" fo:font-style="italic" fo:font-weight="normal" style:font-name-asian="TimesNewRoman" style:font-size-asian="6.5pt" style:font-style-asian="italic" style:font-weight-asian="normal" style:font-name-complex="TimesNewRoman" style:font-size-complex="6.5pt" style:font-style-complex="italic" style:font-weight-complex="normal"/>
    </style:style>
    <style:style style:name="T10" style:family="text">
      <style:text-properties fo:color="#000000" loext:opacity="100%" style:font-name="TimesNewRoman" fo:font-size="8.10000038146973pt" fo:font-weight="normal" style:font-name-asian="TimesNewRoman" style:font-size-asian="8.10000038146973pt" style:font-weight-asian="normal" style:font-name-complex="TimesNewRoman" style:font-size-complex="8.10000038146973pt" style:font-weight-complex="normal"/>
    </style:style>
    <style:style style:name="T11" style:family="text">
      <style:text-properties fo:color="#000000" loext:opacity="100%" style:font-name="TimesNewRoman"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12" style:family="text">
      <style:text-properties fo:color="#000000" loext:opacity="100%" style:font-name="TimesNewRoman" fo:font-size="8.10000038146973pt" fo:font-style="italic" fo:font-weight="normal" style:font-name-asian="TimesNewRoman" style:font-size-asian="8.10000038146973pt" style:font-style-asian="italic" style:font-weight-asian="normal" style:font-name-complex="TimesNewRoman" style:font-size-complex="8.10000038146973pt" style:font-style-complex="italic" style:font-weight-complex="normal"/>
    </style:style>
    <style:style style:name="T13" style:family="text">
      <style:text-properties fo:color="#000000" loext:opacity="100%" style:font-name="TimesNewRoman" fo:font-size="2pt" fo:font-style="italic" fo:font-weight="normal" style:font-name-asian="TimesNewRoman" style:font-size-asian="2pt" style:font-style-asian="italic" style:font-weight-asian="normal" style:font-name-complex="TimesNewRoman" style:font-size-complex="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544cm" svg:height="0.39cm" svg:x="18.554cm" svg:y="27.766cm">
          <draw:text-box>
            <text:p text:style-name="P1"><text:span text:style-name="T1">1/1 </text:span></text:p>
          </draw:text-box>
        </draw:frame>
        <draw:frame draw:style-name="gr1" draw:text-style-name="P2" draw:layer="layout" svg:width="0.35cm" svg:height="0.39cm" svg:x="19.003cm" svg:y="28.16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22cm" svg:height="0.471cm" svg:x="19.003cm" svg:y="28.5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.998cm" svg:y="29.06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1.525cm" svg:height="0.314cm" svg:x="7.702cm" svg:y="1.513cm">
          <draw:text-box>
            <text:p text:style-name="P1"><text:span text:style-name="T3">Załącznik Nr 2 </text:span><text:span text:style-name="T3">do Regulaminu </text:span><text:span text:style-name="T3">świadczeń dla </text:span><text:span text:style-name="T3">studentów i </text:span><text:span text:style-name="T3">doktorantów </text:span><text:span text:style-name="T3">Politechniki </text:span><text:span text:style-name="T3">Koszalińskiej </text:span></text:p>
          </draw:text-box>
        </draw:frame>
        <draw:frame draw:style-name="gr3" draw:text-style-name="P4" draw:layer="layout" svg:width="9.121cm" svg:height="0.314cm" svg:x="10.077cm" svg:y="1.839cm">
          <draw:text-box>
            <text:p text:style-name="P1"><text:span text:style-name="T3">(wprowadzoneg</text:span><text:span text:style-name="T3">o Zarządzeniem </text:span><text:span text:style-name="T3">Nr 64/2021 </text:span><text:span text:style-name="T3">Rektora PK z </text:span><text:span text:style-name="T3">dnia </text:span><text:span text:style-name="T3">27.09.2021 r.) </text:span></text:p>
          </draw:text-box>
        </draw:frame>
        <draw:frame draw:style-name="gr3" draw:text-style-name="P4" draw:layer="layout" svg:width="0.283cm" svg:height="0.314cm" svg:x="19.003cm" svg:y="2.1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88cm" svg:height="0.433cm" svg:x="10.5cm" svg:y="2.48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7.986cm" svg:height="0.433cm" svg:x="1.998cm" svg:y="2.939cm">
          <draw:text-box>
            <text:p text:style-name="P1"><text:span text:style-name="T4">Nazwisko i </text:span><text:span text:style-name="T4">imię </text:span><text:span text:style-name="T4">studenta: </text:span><text:span text:style-name="T4">Kazimir </text:span><text:span text:style-name="T4">Shkirtovsk</text:span><text:span text:style-name="T4">y </text:span></text:p>
          </draw:text-box>
        </draw:frame>
        <draw:frame draw:style-name="gr4" draw:text-style-name="P5" draw:layer="layout" svg:width="3.541cm" svg:height="0.433cm" svg:x="1.998cm" svg:y="3.832cm">
          <draw:text-box>
            <text:p text:style-name="P1"><text:span text:style-name="T4">Nr </text:span><text:span text:style-name="T4">albumu: </text:span><text:span text:style-name="T4">U-18953 </text:span></text:p>
          </draw:text-box>
        </draw:frame>
        <draw:frame draw:style-name="gr2" draw:text-style-name="P3" draw:layer="layout" svg:width="0.422cm" svg:height="0.471cm" svg:x="1.998cm" svg:y="4.7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018cm" svg:height="0.471cm" svg:x="7.601cm" svg:y="5.698cm">
          <draw:text-box>
            <text:p text:style-name="P1"><text:span text:style-name="T5">OŚWIAD</text:span><text:span text:style-name="T5">CZENIE </text:span><text:span text:style-name="T5">STUDEN</text:span><text:span text:style-name="T5">TA <text:s/></text:span></text:p>
          </draw:text-box>
        </draw:frame>
        <draw:frame draw:style-name="gr2" draw:text-style-name="P3" draw:layer="layout" svg:width="14.15cm" svg:height="0.471cm" svg:x="3.536cm" svg:y="6.185cm">
          <draw:text-box>
            <text:p text:style-name="P1"><text:span text:style-name="T5">O </text:span><text:span text:style-name="T5">NIEPRO</text:span><text:span text:style-name="T5">WADZEN</text:span><text:span text:style-name="T5">IU </text:span><text:span text:style-name="T5">WSPÓLN</text:span><text:span text:style-name="T5">EGO </text:span><text:span text:style-name="T5">GOSPOD</text:span><text:span text:style-name="T5">ARSTWA </text:span><text:span text:style-name="T5">DOMOW</text:span><text:span text:style-name="T5">EGO <text:s/></text:span></text:p>
          </draw:text-box>
        </draw:frame>
        <draw:frame draw:style-name="gr2" draw:text-style-name="P3" draw:layer="layout" svg:width="15.322cm" svg:height="0.471cm" svg:x="2.888cm" svg:y="6.672cm">
          <draw:text-box>
            <text:p text:style-name="P1"><text:span text:style-name="T5">Z </text:span><text:span text:style-name="T5">ŻADNYM </text:span><text:span text:style-name="T5">Z </text:span><text:span text:style-name="T5">RODZIC</text:span><text:span text:style-name="T5">ÓW, </text:span><text:span text:style-name="T5">OPIEKU</text:span><text:span text:style-name="T5">NÓW </text:span><text:span text:style-name="T5">PRAWNY</text:span><text:span text:style-name="T5">CH LUB </text:span><text:span text:style-name="T5">FAKTYC</text:span><text:span text:style-name="T5">ZNYCH </text:span></text:p>
          </draw:text-box>
        </draw:frame>
        <draw:frame draw:style-name="gr5" draw:text-style-name="P6" draw:layer="layout" svg:width="0.317cm" svg:height="0.353cm" svg:x="1.998cm" svg:y="7.36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177cm" svg:height="0.196cm" svg:x="1.998cm" svg:y="7.936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6.148cm" svg:height="0.471cm" svg:x="2.998cm" svg:y="8.149cm">
          <draw:text-box>
            <text:p text:style-name="P1"><text:span text:style-name="T2">Uprzedzon</text:span><text:span text:style-name="T2">a/y <text:s/>o <text:s/></text:span><text:span text:style-name="T2">odpowiedz</text:span><text:span text:style-name="T2">ialności <text:s/></text:span><text:span text:style-name="T2">karnej <text:s/>za <text:s/></text:span><text:span text:style-name="T2">przestępst</text:span><text:span text:style-name="T2">wo <text:s/></text:span><text:span text:style-name="T2">określone <text:s/></text:span><text:span text:style-name="T2">w <text:s/>art. <text:s/></text:span><text:span text:style-name="T2">286 <text:s/></text:span><text:span text:style-name="T2">kodeksu </text:span></text:p>
          </draw:text-box>
        </draw:frame>
        <draw:frame draw:style-name="gr2" draw:text-style-name="P3" draw:layer="layout" svg:width="17.1cm" svg:height="0.471cm" svg:x="1.998cm" svg:y="8.878cm">
          <draw:text-box>
            <text:p text:style-name="P1"><text:span text:style-name="T2">karnego <text:s/></text:span><text:span text:style-name="T2">(t. <text:s/>j. <text:s/>Dz. <text:s/></text:span><text:span text:style-name="T2">U. <text:s/>z <text:s/>2020 </text:span><text:span text:style-name="T2"><text:s/>r. <text:s/>poz. <text:s/></text:span><text:span text:style-name="T2">1444, <text:s/>z <text:s/></text:span><text:span text:style-name="T2">późn. <text:s/></text:span><text:span text:style-name="T2">zm.) <text:s/>- <text:s/></text:span><text:span text:style-name="T2">„Kto, <text:s/>w <text:s/></text:span><text:span text:style-name="T2">celu <text:s/></text:span><text:span text:style-name="T2">osiągnięci</text:span><text:span text:style-name="T2">a <text:s/>korzyści </text:span></text:p>
          </draw:text-box>
        </draw:frame>
        <draw:frame draw:style-name="gr2" draw:text-style-name="P3" draw:layer="layout" svg:width="16.855cm" svg:height="0.471cm" svg:x="1.998cm" svg:y="9.611cm">
          <draw:text-box>
            <text:p text:style-name="P1"><text:span text:style-name="T2">majątkow</text:span><text:span text:style-name="T2">ej, <text:s/></text:span><text:span text:style-name="T2">doprowad</text:span><text:span text:style-name="T2">za <text:s/>inną <text:s/></text:span><text:span text:style-name="T2">osobę <text:s/>do <text:s/></text:span><text:span text:style-name="T2">niekorzyst</text:span><text:span text:style-name="T2">nego <text:s/></text:span><text:span text:style-name="T2">rozporząd</text:span><text:span text:style-name="T2">zenia <text:s/></text:span><text:span text:style-name="T2">własnym <text:s/></text:span><text:span text:style-name="T2">lub <text:s/></text:span><text:span text:style-name="T2">cudzym </text:span></text:p>
          </draw:text-box>
        </draw:frame>
        <draw:frame draw:style-name="gr2" draw:text-style-name="P3" draw:layer="layout" svg:width="1.59cm" svg:height="0.471cm" svg:x="1.998cm" svg:y="10.339cm">
          <draw:text-box>
            <text:p text:style-name="P1"><text:span text:style-name="T2">mieniem </text:span></text:p>
          </draw:text-box>
        </draw:frame>
        <draw:frame draw:style-name="gr2" draw:text-style-name="P3" draw:layer="layout" svg:width="0.48cm" svg:height="0.471cm" svg:x="3.801cm" svg:y="10.339cm">
          <draw:text-box>
            <text:p text:style-name="P1"><text:span text:style-name="T2">za </text:span></text:p>
          </draw:text-box>
        </draw:frame>
        <draw:frame draw:style-name="gr2" draw:text-style-name="P3" draw:layer="layout" svg:width="1.446cm" svg:height="0.471cm" svg:x="4.498cm" svg:y="10.339cm">
          <draw:text-box>
            <text:p text:style-name="P1"><text:span text:style-name="T2">pomocą </text:span></text:p>
          </draw:text-box>
        </draw:frame>
        <draw:frame draw:style-name="gr2" draw:text-style-name="P3" draw:layer="layout" svg:width="2.567cm" svg:height="0.471cm" svg:x="6.16cm" svg:y="10.339cm">
          <draw:text-box>
            <text:p text:style-name="P1"><text:span text:style-name="T2">wprowadz</text:span><text:span text:style-name="T2">enia </text:span></text:p>
          </draw:text-box>
        </draw:frame>
        <draw:frame draw:style-name="gr2" draw:text-style-name="P3" draw:layer="layout" svg:width="0.531cm" svg:height="0.471cm" svg:x="8.945cm" svg:y="10.339cm">
          <draw:text-box>
            <text:p text:style-name="P1"><text:span text:style-name="T2">jej </text:span></text:p>
          </draw:text-box>
        </draw:frame>
        <draw:frame draw:style-name="gr2" draw:text-style-name="P3" draw:layer="layout" svg:width="0.422cm" svg:height="0.471cm" svg:x="9.69cm" svg:y="10.339cm">
          <draw:text-box>
            <text:p text:style-name="P1"><text:span text:style-name="T2">w </text:span></text:p>
          </draw:text-box>
        </draw:frame>
        <draw:frame draw:style-name="gr2" draw:text-style-name="P3" draw:layer="layout" svg:width="0.836cm" svg:height="0.471cm" svg:x="10.32cm" svg:y="10.339cm">
          <draw:text-box>
            <text:p text:style-name="P1"><text:span text:style-name="T2">błąd </text:span></text:p>
          </draw:text-box>
        </draw:frame>
        <draw:frame draw:style-name="gr2" draw:text-style-name="P3" draw:layer="layout" svg:width="0.836cm" svg:height="0.471cm" svg:x="11.372cm" svg:y="10.339cm">
          <draw:text-box>
            <text:p text:style-name="P1"><text:span text:style-name="T2">albo </text:span></text:p>
          </draw:text-box>
        </draw:frame>
        <draw:frame draw:style-name="gr2" draw:text-style-name="P3" draw:layer="layout" svg:width="2.102cm" svg:height="0.471cm" svg:x="12.422cm" svg:y="10.339cm">
          <draw:text-box>
            <text:p text:style-name="P1"><text:span text:style-name="T2">wyzyskani</text:span><text:span text:style-name="T2">a </text:span></text:p>
          </draw:text-box>
        </draw:frame>
        <draw:frame draw:style-name="gr2" draw:text-style-name="P3" draw:layer="layout" svg:width="1.048cm" svg:height="0.471cm" svg:x="14.739cm" svg:y="10.339cm">
          <draw:text-box>
            <text:p text:style-name="P1"><text:span text:style-name="T2">błędu </text:span></text:p>
          </draw:text-box>
        </draw:frame>
        <draw:frame draw:style-name="gr2" draw:text-style-name="P3" draw:layer="layout" svg:width="0.65cm" svg:height="0.471cm" svg:x="16.004cm" svg:y="10.339cm">
          <draw:text-box>
            <text:p text:style-name="P1"><text:span text:style-name="T2">lub </text:span></text:p>
          </draw:text-box>
        </draw:frame>
        <draw:frame draw:style-name="gr2" draw:text-style-name="P3" draw:layer="layout" svg:width="2.352cm" svg:height="0.471cm" svg:x="16.867cm" svg:y="10.339cm">
          <draw:text-box>
            <text:p text:style-name="P1"><text:span text:style-name="T2">niezdolnoś</text:span><text:span text:style-name="T2">ci <text:s/></text:span></text:p>
          </draw:text-box>
        </draw:frame>
        <draw:frame draw:style-name="gr2" draw:text-style-name="P3" draw:layer="layout" svg:width="0.531cm" svg:height="0.471cm" svg:x="1.998cm" svg:y="11.072cm">
          <draw:text-box>
            <text:p text:style-name="P1"><text:span text:style-name="T2">do </text:span></text:p>
          </draw:text-box>
        </draw:frame>
        <draw:frame draw:style-name="gr2" draw:text-style-name="P3" draw:layer="layout" svg:width="1.937cm" svg:height="0.471cm" svg:x="2.709cm" svg:y="11.072cm">
          <draw:text-box>
            <text:p text:style-name="P1"><text:span text:style-name="T2">należytego </text:span></text:p>
          </draw:text-box>
        </draw:frame>
        <draw:frame draw:style-name="gr2" draw:text-style-name="P3" draw:layer="layout" svg:width="2.199cm" svg:height="0.471cm" svg:x="4.83cm" svg:y="11.072cm">
          <draw:text-box>
            <text:p text:style-name="P1"><text:span text:style-name="T2">pojmowan</text:span><text:span text:style-name="T2">ia </text:span></text:p>
          </draw:text-box>
        </draw:frame>
        <draw:frame draw:style-name="gr2" draw:text-style-name="P3" draw:layer="layout" svg:width="2.872cm" svg:height="0.471cm" svg:x="7.212cm" svg:y="11.072cm">
          <draw:text-box>
            <text:p text:style-name="P1"><text:span text:style-name="T2">przedsiębr</text:span><text:span text:style-name="T2">anego </text:span></text:p>
          </draw:text-box>
        </draw:frame>
        <draw:frame draw:style-name="gr2" draw:text-style-name="P3" draw:layer="layout" svg:width="1.738cm" svg:height="0.471cm" svg:x="10.279cm" svg:y="11.072cm">
          <draw:text-box>
            <text:p text:style-name="P1"><text:span text:style-name="T2">działania, </text:span></text:p>
          </draw:text-box>
        </draw:frame>
        <draw:frame draw:style-name="gr2" draw:text-style-name="P3" draw:layer="layout" svg:width="1.446cm" svg:height="0.471cm" svg:x="12.206cm" svg:y="11.072cm">
          <draw:text-box>
            <text:p text:style-name="P1"><text:span text:style-name="T2">podlega </text:span></text:p>
          </draw:text-box>
        </draw:frame>
        <draw:frame draw:style-name="gr2" draw:text-style-name="P3" draw:layer="layout" svg:width="1.018cm" svg:height="0.471cm" svg:x="13.831cm" svg:y="11.072cm">
          <draw:text-box>
            <text:p text:style-name="P1"><text:span text:style-name="T2">karze </text:span></text:p>
          </draw:text-box>
        </draw:frame>
        <draw:frame draw:style-name="gr2" draw:text-style-name="P3" draw:layer="layout" svg:width="2.241cm" svg:height="0.471cm" svg:x="15.04cm" svg:y="11.072cm">
          <draw:text-box>
            <text:p text:style-name="P1"><text:span text:style-name="T2">pozbawien</text:span><text:span text:style-name="T2">ia </text:span></text:p>
          </draw:text-box>
        </draw:frame>
        <draw:frame draw:style-name="gr2" draw:text-style-name="P3" draw:layer="layout" svg:width="1.742cm" svg:height="0.471cm" svg:x="17.469cm" svg:y="11.072cm">
          <draw:text-box>
            <text:p text:style-name="P1"><text:span text:style-name="T2">wolności <text:s/></text:span></text:p>
          </draw:text-box>
        </draw:frame>
        <draw:frame draw:style-name="gr2" draw:text-style-name="P3" draw:layer="layout" svg:width="17.227cm" svg:height="0.471cm" svg:x="1.998cm" svg:y="11.8cm">
          <draw:text-box>
            <text:p text:style-name="P1"><text:span text:style-name="T2">od <text:s/>6 <text:s/></text:span><text:span text:style-name="T2">miesięcy <text:s/></text:span><text:span text:style-name="T2">do <text:s/>lat <text:s/>8” <text:s/></text:span><text:span text:style-name="T2">– <text:s/>oraz <text:s/>o <text:s/></text:span><text:span text:style-name="T2">odpowiedz</text:span><text:span text:style-name="T2">ialności <text:s/></text:span><text:span text:style-name="T2">dyscyplina</text:span><text:span text:style-name="T2">rnej <text:s/>z <text:s/>art. </text:span><text:span text:style-name="T2"><text:s/>307 <text:s/></text:span><text:span text:style-name="T2">ustawy <text:s/></text:span><text:span text:style-name="T2">Prawo <text:s/></text:span></text:p>
          </draw:text-box>
        </draw:frame>
        <draw:frame draw:style-name="gr2" draw:text-style-name="P3" draw:layer="layout" svg:width="16.385cm" svg:height="0.471cm" svg:x="1.998cm" svg:y="12.532cm">
          <draw:text-box>
            <text:p text:style-name="P1"><text:span text:style-name="T2">o </text:span><text:span text:style-name="T2">szkolnictw</text:span><text:span text:style-name="T2">ie </text:span><text:span text:style-name="T2">wyższym i </text:span><text:span text:style-name="T2">nauce z </text:span><text:span text:style-name="T2">dnia 20 </text:span><text:span text:style-name="T2">lipca 2018 </text:span><text:span text:style-name="T2">r. (Dz. U. </text:span><text:span text:style-name="T2">z 2021 r. </text:span><text:span text:style-name="T2">poz. 478, z </text:span><text:span text:style-name="T2">późn. </text:span><text:span text:style-name="T2">zm.), </text:span></text:p>
          </draw:text-box>
        </draw:frame>
        <draw:polygon draw:style-name="gr7" draw:text-style-name="P8" draw:layer="layout" svg:width="14.142cm" svg:height="0.043cm" svg:x="4.86cm" svg:y="13.683cm" svg:viewBox="0 0 14143 44" draw:points="0,44 14143,44 14143,0 0,0">
          <text:p/>
        </draw:polygon>
        <draw:frame draw:style-name="gr2" draw:text-style-name="P3" draw:layer="layout" svg:width="16.69cm" svg:height="0.471cm" svg:x="1.998cm" svg:y="13.26cm">
          <draw:text-box>
            <text:p text:style-name="P1"><text:span text:style-name="T2">oświadcza</text:span><text:span text:style-name="T2">m, że </text:span><text:span text:style-name="T5">nie </text:span><text:span text:style-name="T5">prowadzę </text:span><text:span text:style-name="T5">wspólneg</text:span><text:span text:style-name="T5">o </text:span><text:span text:style-name="T5">gospodars</text:span><text:span text:style-name="T5">twa </text:span><text:span text:style-name="T5">domoweg</text:span><text:span text:style-name="T5">o z </text:span><text:span text:style-name="T5">żadnym z </text:span><text:span text:style-name="T5">rodziców </text:span><text:span text:style-name="T5">oraz </text:span></text:p>
          </draw:text-box>
        </draw:frame>
        <draw:polygon draw:style-name="gr7" draw:text-style-name="P8" draw:layer="layout" svg:width="7.88cm" svg:height="0.042cm" svg:x="1.998cm" svg:y="14.416cm" svg:viewBox="0 0 7881 43" draw:points="0,43 7881,43 7881,0 0,0">
          <text:p/>
        </draw:polygon>
        <draw:frame draw:style-name="gr2" draw:text-style-name="P3" draw:layer="layout" svg:width="7.986cm" svg:height="0.471cm" svg:x="1.998cm" svg:y="13.993cm">
          <draw:text-box>
            <text:p text:style-name="P1"><text:span text:style-name="T5">spełniam </text:span><text:span text:style-name="T5">jeden z </text:span><text:span text:style-name="T5">następują</text:span><text:span text:style-name="T5">cych </text:span><text:span text:style-name="T5">warunkó</text:span><text:span text:style-name="T5">w: </text:span></text:p>
          </draw:text-box>
        </draw:frame>
        <draw:frame draw:style-name="gr1" draw:text-style-name="P2" draw:layer="layout" svg:width="0.35cm" svg:height="0.39cm" svg:x="1.998cm" svg:y="14.72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5.226cm" svg:height="0.471cm" svg:x="3.751cm" svg:y="15.186cm">
          <draw:text-box>
            <text:p text:style-name="P1"><text:span text:style-name="T2">ukończyła</text:span><text:span text:style-name="T2">m/em 26. </text:span><text:span text:style-name="T2">rok życia; </text:span></text:p>
          </draw:text-box>
        </draw:frame>
        <draw:frame draw:style-name="gr8" draw:text-style-name="P9" draw:layer="layout" svg:width="0.228cm" svg:height="0.255cm" svg:x="8.981cm" svg:y="15.237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422cm" svg:height="0.471cm" svg:x="2.753cm" svg:y="15.62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248cm" svg:y="15.62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283cm" svg:height="0.314cm" svg:x="4.501cm" svg:y="15.747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5.776cm" svg:height="0.471cm" svg:x="3.751cm" svg:y="16.123cm">
          <draw:text-box>
            <text:p text:style-name="P1"><text:span text:style-name="T2">pozostaję </text:span><text:span text:style-name="T2">z związku </text:span><text:span text:style-name="T2">małżeński</text:span><text:span text:style-name="T2">m; </text:span></text:p>
          </draw:text-box>
        </draw:frame>
        <draw:frame draw:style-name="gr2" draw:text-style-name="P3" draw:layer="layout" svg:width="0.422cm" svg:height="0.471cm" svg:x="2.753cm" svg:y="16.5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248cm" svg:y="16.55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283cm" svg:height="0.314cm" svg:x="4.501cm" svg:y="16.679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14.734cm" svg:height="0.471cm" svg:x="3.751cm" svg:y="17.054cm">
          <draw:text-box>
            <text:p text:style-name="P1"><text:span text:style-name="T2">mam na </text:span><text:span text:style-name="T2">utrzymani</text:span><text:span text:style-name="T2">u dzieci, o </text:span><text:span text:style-name="T2">których </text:span><text:span text:style-name="T2">mowa w <text:s/></text:span><text:span text:style-name="T2">art. 88 ust. </text:span><text:span text:style-name="T2">1 pkt 1 lit. </text:span><text:span text:style-name="T2">d ustawy </text:span><text:span text:style-name="T2">Prawo <text:s/></text:span></text:p>
          </draw:text-box>
        </draw:frame>
        <draw:frame draw:style-name="gr2" draw:text-style-name="P3" draw:layer="layout" svg:width="9.688cm" svg:height="0.471cm" svg:x="3.751cm" svg:y="17.613cm">
          <draw:text-box>
            <text:p text:style-name="P1"><text:span text:style-name="T2">o </text:span><text:span text:style-name="T2">szkolnictw</text:span><text:span text:style-name="T2">ie </text:span><text:span text:style-name="T2">wyższym i </text:span><text:span text:style-name="T2">nauce z </text:span><text:span text:style-name="T2">dnia 20 </text:span><text:span text:style-name="T2">lipca 2018 </text:span><text:span text:style-name="T2">r.; <text:s/></text:span></text:p>
          </draw:text-box>
        </draw:frame>
        <draw:frame draw:style-name="gr3" draw:text-style-name="P4" draw:layer="layout" svg:width="0.283cm" svg:height="0.314cm" svg:x="3.751cm" svg:y="18.173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12.554cm" svg:height="0.471cm" svg:x="3.371cm" svg:y="18.553cm">
          <draw:text-box>
            <text:p text:style-name="P1"><text:span text:style-name="T2"><text:s text:c="4"/></text:span><text:span text:style-name="T2">os</text:span><text:span text:style-name="T2">ią</text:span><text:span text:style-name="T2">g</text:span><text:span text:style-name="T2">n</text:span><text:span text:style-name="T2">ęł</text:span><text:span text:style-name="T2">a</text:span><text:span text:style-name="T2">m</text:span><text:span text:style-name="T2">/o</text:span><text:span text:style-name="T2">si</text:span><text:span text:style-name="T2">ą</text:span><text:span text:style-name="T2">g</text:span><text:span text:style-name="T2">n</text:span><text:span text:style-name="T2">ął</text:span><text:span text:style-name="T2">e</text:span><text:span text:style-name="T2">m </text:span><text:span text:style-name="T2">p</text:span><text:span text:style-name="T2">eł</text:span><text:span text:style-name="T2">n</text:span><text:span text:style-name="T2">ol</text:span><text:span text:style-name="T2">et</text:span><text:span text:style-name="T2">n</text:span><text:span text:style-name="T2">oś</text:span><text:span text:style-name="T2">ć, </text:span><text:span text:style-name="T2">pr</text:span><text:span text:style-name="T2">ze</text:span><text:span text:style-name="T2">b</text:span><text:span text:style-name="T2">y</text:span><text:span text:style-name="T2">w</text:span><text:span text:style-name="T2">aj</text:span><text:span text:style-name="T2">ąc </text:span><text:span text:style-name="T2">w </text:span><text:span text:style-name="T2">pi</text:span><text:span text:style-name="T2">ec</text:span><text:span text:style-name="T2">z</text:span><text:span text:style-name="T2">y </text:span><text:span text:style-name="T2">za</text:span><text:span text:style-name="T2">st</text:span><text:span text:style-name="T2">ę</text:span><text:span text:style-name="T2">p</text:span><text:span text:style-name="T2">cz</text:span><text:span text:style-name="T2">ej</text:span><text:span text:style-name="T2">;</text:span></text:p>
          </draw:text-box>
        </draw:frame>
        <draw:frame draw:style-name="gr8" draw:text-style-name="P9" draw:layer="layout" svg:width="0.228cm" svg:height="0.255cm" svg:x="15.954cm" svg:y="18.603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283cm" svg:height="0.314cm" svg:x="2.753cm" svg:y="19.105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283cm" svg:height="0.314cm" svg:x="3.248cm" svg:y="19.105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283cm" svg:height="0.314cm" svg:x="4.501cm" svg:y="19.105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15.534cm" svg:height="0.471cm" svg:x="3.751cm" svg:y="19.48cm">
          <draw:text-box>
            <text:p text:style-name="P1"><text:span text:style-name="T2">p</text:span><text:span text:style-name="T2">o</text:span><text:span text:style-name="T2">s</text:span><text:span text:style-name="T2">i</text:span><text:span text:style-name="T2">a</text:span><text:span text:style-name="T2">d</text:span><text:span text:style-name="T2">a</text:span><text:span text:style-name="T2">m</text:span><text:span text:style-name="T2"> <text:s/></text:span><text:span text:style-name="T2">s</text:span><text:span text:style-name="T2">t</text:span><text:span text:style-name="T2">a</text:span><text:span text:style-name="T2">ł</text:span><text:span text:style-name="T2">e</text:span><text:span text:style-name="T2"> <text:s/></text:span><text:span text:style-name="T2">ź</text:span><text:span text:style-name="T2">r</text:span><text:span text:style-name="T2">ó</text:span><text:span text:style-name="T2">d</text:span><text:span text:style-name="T2">ł</text:span><text:span text:style-name="T2">o</text:span><text:span text:style-name="T2"> <text:s/></text:span><text:span text:style-name="T2">d</text:span><text:span text:style-name="T2">o</text:span><text:span text:style-name="T2">c</text:span><text:span text:style-name="T2">h</text:span><text:span text:style-name="T2">o</text:span><text:span text:style-name="T2">d</text:span><text:span text:style-name="T2">ó</text:span><text:span text:style-name="T2">w</text:span><text:span text:style-name="T2"> <text:s/></text:span><text:span text:style-name="T2">i</text:span><text:span text:style-name="T2"> <text:s/></text:span><text:span text:style-name="T2">j</text:span><text:span text:style-name="T2">e</text:span><text:span text:style-name="T2">g</text:span><text:span text:style-name="T2">o</text:span><text:span text:style-name="T2"> <text:s/></text:span><text:span text:style-name="T2">p</text:span><text:span text:style-name="T2">r</text:span><text:span text:style-name="T2">z</text:span><text:span text:style-name="T2">e</text:span><text:span text:style-name="T2">c</text:span><text:span text:style-name="T2">i</text:span><text:span text:style-name="T2">ę</text:span><text:span text:style-name="T2">t</text:span><text:span text:style-name="T2">n</text:span><text:span text:style-name="T2">y</text:span><text:span text:style-name="T2"> <text:s/></text:span><text:span text:style-name="T2">m</text:span><text:span text:style-name="T2">i</text:span><text:span text:style-name="T2">e</text:span><text:span text:style-name="T2">s</text:span><text:span text:style-name="T2">i</text:span><text:span text:style-name="T2">ę</text:span><text:span text:style-name="T2">c</text:span><text:span text:style-name="T2">z</text:span><text:span text:style-name="T2">n</text:span><text:span text:style-name="T2">y</text:span><text:span text:style-name="T2"> <text:s/></text:span><text:span text:style-name="T2">d</text:span><text:span text:style-name="T2">o</text:span><text:span text:style-name="T2">c</text:span><text:span text:style-name="T2">h</text:span><text:span text:style-name="T2">ó</text:span><text:span text:style-name="T2">d</text:span><text:span text:style-name="T2"> <text:s/></text:span><text:span text:style-name="T2">w</text:span><text:span text:style-name="T2"> <text:s/></text:span><text:span text:style-name="T2">p</text:span><text:span text:style-name="T2">o</text:span><text:span text:style-name="T2">p</text:span><text:span text:style-name="T2">r</text:span><text:span text:style-name="T2">z</text:span><text:span text:style-name="T2">e</text:span><text:span text:style-name="T2">d</text:span><text:span text:style-name="T2">n</text:span><text:span text:style-name="T2">i</text:span><text:span text:style-name="T2">m</text:span><text:span text:style-name="T2"> </text:span></text:p>
          </draw:text-box>
        </draw:frame>
        <draw:frame draw:style-name="gr2" draw:text-style-name="P3" draw:layer="layout" svg:width="15.28cm" svg:height="0.471cm" svg:x="3.751cm" svg:y="20.043cm">
          <draw:text-box>
            <text:p text:style-name="P1"><text:span text:style-name="T2">r</text:span><text:span text:style-name="T2">o</text:span><text:span text:style-name="T2">k</text:span><text:span text:style-name="T2">u</text:span><text:span text:style-name="T2"> </text:span><text:span text:style-name="T2">p</text:span><text:span text:style-name="T2">o</text:span><text:span text:style-name="T2">d</text:span><text:span text:style-name="T2">a</text:span><text:span text:style-name="T2">t</text:span><text:span text:style-name="T2">k</text:span><text:span text:style-name="T2">o</text:span><text:span text:style-name="T2">w</text:span><text:span text:style-name="T2">y</text:span><text:span text:style-name="T2">m</text:span><text:span text:style-name="T2"> </text:span><text:span text:style-name="T2">o</text:span><text:span text:style-name="T2">r</text:span><text:span text:style-name="T2">a</text:span><text:span text:style-name="T2">z</text:span><text:span text:style-name="T2"> </text:span><text:span text:style-name="T2">w</text:span><text:span text:style-name="T2"> </text:span><text:span text:style-name="T2">r</text:span><text:span text:style-name="T2">o</text:span><text:span text:style-name="T2">k</text:span><text:span text:style-name="T2">u</text:span><text:span text:style-name="T2"> </text:span><text:span text:style-name="T2">b</text:span><text:span text:style-name="T2">i</text:span><text:span text:style-name="T2">e</text:span><text:span text:style-name="T2">ż</text:span><text:span text:style-name="T2">ą</text:span><text:span text:style-name="T2">c</text:span><text:span text:style-name="T2">y</text:span><text:span text:style-name="T2">m</text:span><text:span text:style-name="T2"> </text:span><text:span text:style-name="T2">w</text:span><text:span text:style-name="T2"> </text:span><text:span text:style-name="T2">m</text:span><text:span text:style-name="T2">i</text:span><text:span text:style-name="T2">e</text:span><text:span text:style-name="T2">s</text:span><text:span text:style-name="T2">i</text:span><text:span text:style-name="T2">ą</text:span><text:span text:style-name="T2">c</text:span><text:span text:style-name="T2">a</text:span><text:span text:style-name="T2">c</text:span><text:span text:style-name="T2">h</text:span><text:span text:style-name="T2"> </text:span><text:span text:style-name="T2">p</text:span><text:span text:style-name="T2">o</text:span><text:span text:style-name="T2">p</text:span><text:span text:style-name="T2">r</text:span><text:span text:style-name="T2">z</text:span><text:span text:style-name="T2">e</text:span><text:span text:style-name="T2">d</text:span><text:span text:style-name="T2">z</text:span><text:span text:style-name="T2">a</text:span><text:span text:style-name="T2">j</text:span><text:span text:style-name="T2">ą</text:span><text:span text:style-name="T2">c</text:span><text:span text:style-name="T2">y</text:span><text:span text:style-name="T2">c</text:span><text:span text:style-name="T2">h</text:span><text:span text:style-name="T2"> </text:span><text:span text:style-name="T2">m</text:span><text:span text:style-name="T2">i</text:span><text:span text:style-name="T2">e</text:span><text:span text:style-name="T2">s</text:span><text:span text:style-name="T2">i</text:span><text:span text:style-name="T2">ą</text:span><text:span text:style-name="T2">c</text:span><text:span text:style-name="T2"> </text:span><text:span text:style-name="T2">z</text:span><text:span text:style-name="T2">ł</text:span><text:span text:style-name="T2">o</text:span><text:span text:style-name="T2">ż</text:span><text:span text:style-name="T2">e</text:span><text:span text:style-name="T2">n</text:span><text:span text:style-name="T2">i</text:span><text:span text:style-name="T2">a</text:span><text:span text:style-name="T2"> </text:span></text:p>
          </draw:text-box>
        </draw:frame>
        <draw:frame draw:style-name="gr2" draw:text-style-name="P3" draw:layer="layout" svg:width="15.009cm" svg:height="0.471cm" svg:x="3.751cm" svg:y="20.601cm">
          <draw:text-box>
            <text:p text:style-name="P1"><text:span text:style-name="T2">n</text:span><text:span text:style-name="T2">i</text:span><text:span text:style-name="T2">n</text:span><text:span text:style-name="T2">i</text:span><text:span text:style-name="T2">e</text:span><text:span text:style-name="T2">j</text:span><text:span text:style-name="T2">s</text:span><text:span text:style-name="T2">z</text:span><text:span text:style-name="T2">e</text:span><text:span text:style-name="T2">g</text:span><text:span text:style-name="T2">o</text:span><text:span text:style-name="T2"> </text:span><text:span text:style-name="T2">o</text:span><text:span text:style-name="T2">ś</text:span><text:span text:style-name="T2">w</text:span><text:span text:style-name="T2">i</text:span><text:span text:style-name="T2">a</text:span><text:span text:style-name="T2">d</text:span><text:span text:style-name="T2">c</text:span><text:span text:style-name="T2">z</text:span><text:span text:style-name="T2">e</text:span><text:span text:style-name="T2">n</text:span><text:span text:style-name="T2">i</text:span><text:span text:style-name="T2">a</text:span><text:span text:style-name="T2">,</text:span><text:span text:style-name="T2"> </text:span><text:span text:style-name="T2">j</text:span><text:span text:style-name="T2">e</text:span><text:span text:style-name="T2">s</text:span><text:span text:style-name="T2">t</text:span><text:span text:style-name="T2"> </text:span><text:span text:style-name="T2">w</text:span><text:span text:style-name="T2">y</text:span><text:span text:style-name="T2">ż</text:span><text:span text:style-name="T2">s</text:span><text:span text:style-name="T2">z</text:span><text:span text:style-name="T2">y</text:span><text:span text:style-name="T2"> </text:span><text:span text:style-name="T2">l</text:span><text:span text:style-name="T2">u</text:span><text:span text:style-name="T2">b</text:span><text:span text:style-name="T2"> </text:span><text:span text:style-name="T2">r</text:span><text:span text:style-name="T2">ó</text:span><text:span text:style-name="T2">w</text:span><text:span text:style-name="T2">n</text:span><text:span text:style-name="T2">y</text:span><text:span text:style-name="T2"> </text:span><text:span text:style-name="T2">1</text:span><text:span text:style-name="T2">,</text:span><text:span text:style-name="T2">1</text:span><text:span text:style-name="T2">5</text:span><text:span text:style-name="T2"> </text:span><text:span text:style-name="T2">s</text:span><text:span text:style-name="T2">u</text:span><text:span text:style-name="T2">m</text:span><text:span text:style-name="T2">y</text:span><text:span text:style-name="T2"> </text:span><text:span text:style-name="T2">k</text:span><text:span text:style-name="T2">w</text:span><text:span text:style-name="T2">o</text:span><text:span text:style-name="T2">t</text:span><text:span text:style-name="T2">y</text:span><text:span text:style-name="T2"> </text:span><text:span text:style-name="T2">o</text:span><text:span text:style-name="T2">k</text:span><text:span text:style-name="T2">r</text:span><text:span text:style-name="T2">e</text:span><text:span text:style-name="T2">ś</text:span><text:span text:style-name="T2">l</text:span><text:span text:style-name="T2">o</text:span><text:span text:style-name="T2">n</text:span><text:span text:style-name="T2">y</text:span><text:span text:style-name="T2">c</text:span><text:span text:style-name="T2">h</text:span><text:span text:style-name="T2"> </text:span><text:span text:style-name="T2">w</text:span><text:span text:style-name="T2"> </text:span><text:span text:style-name="T2">a</text:span><text:span text:style-name="T2">r</text:span><text:span text:style-name="T2">t</text:span><text:span text:style-name="T2">.</text:span><text:span text:style-name="T2"> </text:span><text:span text:style-name="T2">5</text:span><text:span text:style-name="T2"> </text:span></text:p>
          </draw:text-box>
        </draw:frame>
        <draw:frame draw:style-name="gr2" draw:text-style-name="P3" draw:layer="layout" svg:width="15.847cm" svg:height="0.471cm" svg:x="3.751cm" svg:y="21.16cm">
          <draw:text-box>
            <text:p text:style-name="P1"><text:span text:style-name="T2">u</text:span><text:span text:style-name="T2">s</text:span><text:span text:style-name="T2">t</text:span><text:span text:style-name="T2">.</text:span><text:span text:style-name="T2"> </text:span><text:span text:style-name="T2">1</text:span><text:span text:style-name="T2"> </text:span><text:span text:style-name="T2">i</text:span><text:span text:style-name="T2"> </text:span><text:span text:style-name="T2">a</text:span><text:span text:style-name="T2">r</text:span><text:span text:style-name="T2">t</text:span><text:span text:style-name="T2">.</text:span><text:span text:style-name="T2"> </text:span><text:span text:style-name="T2">6</text:span><text:span text:style-name="T2"> </text:span><text:span text:style-name="T2">u</text:span><text:span text:style-name="T2">s</text:span><text:span text:style-name="T2">t</text:span><text:span text:style-name="T2">.</text:span><text:span text:style-name="T2"> </text:span><text:span text:style-name="T2">2</text:span><text:span text:style-name="T2"> </text:span><text:span text:style-name="T2">p</text:span><text:span text:style-name="T2">k</text:span><text:span text:style-name="T2">t</text:span><text:span text:style-name="T2"> </text:span><text:span text:style-name="T2">3</text:span><text:span text:style-name="T2"> </text:span><text:span text:style-name="T2">u</text:span><text:span text:style-name="T2">s</text:span><text:span text:style-name="T2">t</text:span><text:span text:style-name="T2">a</text:span><text:span text:style-name="T2">w</text:span><text:span text:style-name="T2">y</text:span><text:span text:style-name="T2"> </text:span><text:span text:style-name="T2">z</text:span><text:span text:style-name="T2"> </text:span><text:span text:style-name="T2">d</text:span><text:span text:style-name="T2">n</text:span><text:span text:style-name="T2">i</text:span><text:span text:style-name="T2">a</text:span><text:span text:style-name="T2"> </text:span><text:span text:style-name="T2">2</text:span><text:span text:style-name="T2">8</text:span><text:span text:style-name="T2"> </text:span><text:span text:style-name="T2">l</text:span><text:span text:style-name="T2">i</text:span><text:span text:style-name="T2">s</text:span><text:span text:style-name="T2">t</text:span><text:span text:style-name="T2">o</text:span><text:span text:style-name="T2">p</text:span><text:span text:style-name="T2">a</text:span><text:span text:style-name="T2">d</text:span><text:span text:style-name="T2">a</text:span><text:span text:style-name="T2"> </text:span><text:span text:style-name="T2">2</text:span><text:span text:style-name="T2">0</text:span><text:span text:style-name="T2">0</text:span><text:span text:style-name="T2">3</text:span><text:span text:style-name="T2"> </text:span><text:span text:style-name="T2">r</text:span><text:span text:style-name="T2">.</text:span><text:span text:style-name="T2"> </text:span><text:span text:style-name="T2">o</text:span><text:span text:style-name="T2"> </text:span><text:span text:style-name="T2">ś</text:span><text:span text:style-name="T2">w</text:span><text:span text:style-name="T2">i</text:span><text:span text:style-name="T2">a</text:span><text:span text:style-name="T2">d</text:span><text:span text:style-name="T2">c</text:span><text:span text:style-name="T2">z</text:span><text:span text:style-name="T2">e</text:span><text:span text:style-name="T2">n</text:span><text:span text:style-name="T2">i</text:span><text:span text:style-name="T2">a</text:span><text:span text:style-name="T2">c</text:span><text:span text:style-name="T2">h</text:span><text:span text:style-name="T2"> </text:span><text:span text:style-name="T2">r</text:span><text:span text:style-name="T2">o</text:span><text:span text:style-name="T2">d</text:span><text:span text:style-name="T2">z</text:span><text:span text:style-name="T2">i</text:span><text:span text:style-name="T2">n</text:span><text:span text:style-name="T2">n</text:span><text:span text:style-name="T2">y</text:span><text:span text:style-name="T2">c</text:span><text:span text:style-name="T2">h</text:span><text:span text:style-name="T2">.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/text:p>
          </draw:text-box>
        </draw:frame>
        <draw:frame draw:style-name="gr8" draw:text-style-name="P9" draw:layer="layout" svg:width="0.228cm" svg:height="0.255cm" svg:x="19.621cm" svg:y="21.211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422cm" svg:height="0.471cm" svg:x="1.998cm" svg:y="21.622cm">
          <draw:text-box>
            <text:p text:style-name="P1"><text:span text:style-name="T11"><text:s/></text:span></text:p>
          </draw:text-box>
        </draw:frame>
        <draw:frame draw:style-name="gr5" draw:text-style-name="P6" draw:layer="layout" svg:width="0.317cm" svg:height="0.353cm" svg:x="2.104cm" svg:y="21.71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422cm" svg:height="0.471cm" svg:x="2.753cm" svg:y="22.087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6.564cm" svg:height="0.471cm" svg:x="12.546cm" svg:y="22.646cm">
          <draw:text-box>
            <text:p text:style-name="P1"><text:span text:style-name="T11">................................</text:span><text:span text:style-name="T11">............................. </text:span></text:p>
          </draw:text-box>
        </draw:frame>
        <draw:frame draw:style-name="gr3" draw:text-style-name="P4" draw:layer="layout" svg:width="6.699cm" svg:height="0.314cm" svg:x="12.004cm" svg:y="23.098cm">
          <draw:text-box>
            <text:p text:style-name="P1"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(</text:span><text:span text:style-name="T12">p</text:span><text:span text:style-name="T12">o</text:span><text:span text:style-name="T12">d</text:span><text:span text:style-name="T12">p</text:span><text:span text:style-name="T12">i</text:span><text:span text:style-name="T12">s</text:span><text:span text:style-name="T12"> </text:span><text:span text:style-name="T12">s</text:span><text:span text:style-name="T12">t</text:span><text:span text:style-name="T12">u</text:span><text:span text:style-name="T12">d</text:span><text:span text:style-name="T12">e</text:span><text:span text:style-name="T12">n</text:span><text:span text:style-name="T12">t</text:span><text:span text:style-name="T12">a</text:span><text:span text:style-name="T12"> </text:span><text:span text:style-name="T12">s</text:span><text:span text:style-name="T12">k</text:span><text:span text:style-name="T12">ł</text:span><text:span text:style-name="T12">a</text:span><text:span text:style-name="T12">d</text:span><text:span text:style-name="T12">a</text:span><text:span text:style-name="T12">j</text:span><text:span text:style-name="T12">ą</text:span><text:span text:style-name="T12">c</text:span><text:span text:style-name="T12">e</text:span><text:span text:style-name="T12">g</text:span><text:span text:style-name="T12">o</text:span><text:span text:style-name="T12"> </text:span><text:span text:style-name="T12">o</text:span><text:span text:style-name="T12">ś</text:span><text:span text:style-name="T12">w</text:span><text:span text:style-name="T12">i</text:span><text:span text:style-name="T12">a</text:span><text:span text:style-name="T12">d</text:span><text:span text:style-name="T12">c</text:span><text:span text:style-name="T12">z</text:span><text:span text:style-name="T12">e</text:span><text:span text:style-name="T12">n</text:span><text:span text:style-name="T12">i</text:span><text:span text:style-name="T12">e</text:span><text:span text:style-name="T12">)</text:span><text:span text:style-name="T12"> </text:span></text:p>
          </draw:text-box>
        </draw:frame>
        <draw:frame draw:style-name="gr2" draw:text-style-name="P3" draw:layer="layout" svg:width="0.422cm" svg:height="0.471cm" svg:x="19.003cm" svg:y="23.621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422cm" svg:height="0.471cm" svg:x="2.753cm" svg:y="24.18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2.377cm" svg:height="0.471cm" svg:x="2.998cm" svg:y="24.738cm">
          <draw:text-box>
            <text:p text:style-name="P1"><text:span text:style-name="T11">O</text:span><text:span text:style-name="T11">ś</text:span><text:span text:style-name="T11">w</text:span><text:span text:style-name="T11">i</text:span><text:span text:style-name="T11">a</text:span><text:span text:style-name="T11">d</text:span><text:span text:style-name="T11">c</text:span><text:span text:style-name="T11">z</text:span><text:span text:style-name="T11">a</text:span><text:span text:style-name="T11">m</text:span><text:span text:style-name="T11">, </text:span></text:p>
          </draw:text-box>
        </draw:frame>
        <draw:frame draw:style-name="gr2" draw:text-style-name="P3" draw:layer="layout" svg:width="0.459cm" svg:height="0.471cm" svg:x="5.571cm" svg:y="24.738cm">
          <draw:text-box>
            <text:p text:style-name="P1"><text:span text:style-name="T11">ż</text:span><text:span text:style-name="T11">e</text:span><text:span text:style-name="T11"> </text:span></text:p>
          </draw:text-box>
        </draw:frame>
        <draw:frame draw:style-name="gr2" draw:text-style-name="P3" draw:layer="layout" svg:width="1.187cm" svg:height="0.471cm" svg:x="6.227cm" svg:y="24.738cm">
          <draw:text-box>
            <text:p text:style-name="P1"><text:span text:style-name="T11">j</text:span><text:span text:style-name="T11">e</text:span><text:span text:style-name="T11">s</text:span><text:span text:style-name="T11">t</text:span><text:span text:style-name="T11">e</text:span><text:span text:style-name="T11">m</text:span><text:span text:style-name="T11"> </text:span></text:p>
          </draw:text-box>
        </draw:frame>
        <draw:frame draw:style-name="gr2" draw:text-style-name="P3" draw:layer="layout" svg:width="2.131cm" svg:height="0.471cm" svg:x="7.614cm" svg:y="24.738cm">
          <draw:text-box>
            <text:p text:style-name="P1"><text:span text:style-name="T11">ś</text:span><text:span text:style-name="T11">w</text:span><text:span text:style-name="T11">i</text:span><text:span text:style-name="T11">a</text:span><text:span text:style-name="T11">d</text:span><text:span text:style-name="T11">o</text:span><text:span text:style-name="T11">m</text:span><text:span text:style-name="T11">a</text:span><text:span text:style-name="T11">/</text:span><text:span text:style-name="T11">y</text:span><text:span text:style-name="T11"> </text:span></text:p>
          </draw:text-box>
        </draw:frame>
        <draw:frame draw:style-name="gr2" draw:text-style-name="P3" draw:layer="layout" svg:width="3.262cm" svg:height="0.471cm" svg:x="9.946cm" svg:y="24.738cm">
          <draw:text-box>
            <text:p text:style-name="P1"><text:span text:style-name="T11">o</text:span><text:span text:style-name="T11">d</text:span><text:span text:style-name="T11">p</text:span><text:span text:style-name="T11">o</text:span><text:span text:style-name="T11">w</text:span><text:span text:style-name="T11">i</text:span><text:span text:style-name="T11">e</text:span><text:span text:style-name="T11">d</text:span><text:span text:style-name="T11">z</text:span><text:span text:style-name="T11">i</text:span><text:span text:style-name="T11">a</text:span><text:span text:style-name="T11">l</text:span><text:span text:style-name="T11">n</text:span><text:span text:style-name="T11">o</text:span><text:span text:style-name="T11">ś</text:span><text:span text:style-name="T11">c</text:span><text:span text:style-name="T11">i</text:span><text:span text:style-name="T11"> </text:span></text:p>
          </draw:text-box>
        </draw:frame>
        <draw:frame draw:style-name="gr2" draw:text-style-name="P3" draw:layer="layout" svg:width="1.187cm" svg:height="0.471cm" svg:x="13.403cm" svg:y="24.738cm">
          <draw:text-box>
            <text:p text:style-name="P1"><text:span text:style-name="T11">karnej </text:span></text:p>
          </draw:text-box>
        </draw:frame>
        <draw:frame draw:style-name="gr2" draw:text-style-name="P3" draw:layer="layout" svg:width="0.485cm" svg:height="0.471cm" svg:x="14.787cm" svg:y="24.738cm">
          <draw:text-box>
            <text:p text:style-name="P1"><text:span text:style-name="T11">za </text:span></text:p>
          </draw:text-box>
        </draw:frame>
        <draw:frame draw:style-name="gr2" draw:text-style-name="P3" draw:layer="layout" svg:width="1.471cm" svg:height="0.471cm" svg:x="15.468cm" svg:y="24.738cm">
          <draw:text-box>
            <text:p text:style-name="P1"><text:span text:style-name="T11">złożenie </text:span></text:p>
          </draw:text-box>
        </draw:frame>
        <draw:frame draw:style-name="gr2" draw:text-style-name="P3" draw:layer="layout" svg:width="1.966cm" svg:height="0.471cm" svg:x="17.135cm" svg:y="24.738cm">
          <draw:text-box>
            <text:p text:style-name="P1"><text:span text:style-name="T11">fałszyweg</text:span><text:span text:style-name="T11">o </text:span></text:p>
          </draw:text-box>
        </draw:frame>
        <draw:frame draw:style-name="gr2" draw:text-style-name="P3" draw:layer="layout" svg:width="2.495cm" svg:height="0.471cm" svg:x="1.998cm" svg:y="25.302cm">
          <draw:text-box>
            <text:p text:style-name="P1"><text:span text:style-name="T11">oświadczenia. </text:span></text:p>
          </draw:text-box>
        </draw:frame>
        <draw:frame draw:style-name="gr2" draw:text-style-name="P3" draw:layer="layout" svg:width="0.422cm" svg:height="0.471cm" svg:x="2.753cm" svg:y="25.86cm">
          <draw:text-box>
            <text:p text:style-name="P1"><text:span text:style-name="T11"><text:s/></text:span></text:p>
          </draw:text-box>
        </draw:frame>
        <draw:frame draw:style-name="gr9" draw:text-style-name="P10" draw:layer="layout" svg:width="0.071cm" svg:height="0.082cm" svg:x="2.753cm" svg:y="26.406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17.058cm" svg:height="0.471cm" svg:x="2.053cm" svg:y="26.512cm">
          <draw:text-box>
            <text:p text:style-name="P1"><text:span text:style-name="T11">Koszalin, dnia ................................ <text:s text:c="18"/></text:span><text:span text:style-name="T11"><text:s text:c="23"/>...................................................</text:span><text:span text:style-name="T11">........... </text:span></text:p>
          </draw:text-box>
        </draw:frame>
        <draw:frame draw:style-name="gr3" draw:text-style-name="P4" draw:layer="layout" svg:width="0.283cm" svg:height="0.314cm" svg:x="1.998cm" svg:y="26.963cm">
          <draw:text-box>
            <text:p text:style-name="P1"><text:span text:style-name="T12"><text:s text:c="2"/></text:span></text:p>
          </draw:text-box>
        </draw:frame>
        <draw:frame draw:style-name="gr3" draw:text-style-name="P4" draw:layer="layout" svg:width="0.283cm" svg:height="0.314cm" svg:x="3.248cm" svg:y="26.96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283cm" svg:height="0.314cm" svg:x="4.501cm" svg:y="26.96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283cm" svg:height="0.314cm" svg:x="5.75cm" svg:y="26.96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283cm" svg:height="0.314cm" svg:x="7.004cm" svg:y="26.96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283cm" svg:height="0.314cm" svg:x="8.253cm" svg:y="26.96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283cm" svg:height="0.314cm" svg:x="9.501cm" svg:y="26.96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283cm" svg:height="0.314cm" svg:x="10.754cm" svg:y="26.963cm">
          <draw:text-box>
            <text:p text:style-name="P1"><text:span text:style-name="T12"><text:s/></text:span></text:p>
          </draw:text-box>
        </draw:frame>
        <draw:frame draw:style-name="gr10" draw:text-style-name="P11" draw:layer="layout" svg:width="0.369cm" svg:height="0.396cm" svg:x="3cm" svg:y="18.528cm">
          <draw:image xlink:href="Pictures/100000010000000E0000000F35EF80BC7B63A078.png" xlink:type="simple" xlink:show="embed" xlink:actuate="onLoad" draw:mime-type="image/png">
            <text:p/>
          </draw:image>
        </draw:frame>
        <draw:polygon draw:style-name="gr11" draw:text-style-name="P12" draw:layer="layout" svg:width="0.247cm" svg:height="0.282cm" svg:x="3.026cm" svg:y="15.307cm" svg:viewBox="0 0 248 283" draw:points="63,0 0,61 0,283 187,283 248,221 248,0">
          <text:p/>
        </draw:polygon>
        <draw:polygon draw:style-name="gr12" draw:text-style-name="P13" draw:layer="layout" svg:width="0.247cm" svg:height="0.282cm" svg:x="2.956cm" svg:y="15.271cm" svg:viewBox="0 0 248 283" draw:points="62,0 0,62 0,283 186,283 248,222 248,0">
          <text:p/>
        </draw:polygon>
        <draw:polygon draw:style-name="gr12" draw:text-style-name="P13" draw:layer="layout" svg:width="0.247cm" svg:height="0.062cm" svg:x="2.956cm" svg:y="15.271cm" svg:viewBox="0 0 248 63" draw:points="0,63 186,63 248,0 62,0">
          <text:p/>
        </draw:polygon>
        <draw:polygon draw:style-name="gr13" draw:text-style-name="P14" draw:layer="layout" svg:width="0.063cm" svg:height="0.282cm" svg:x="3.141cm" svg:y="15.271cm" svg:viewBox="0 0 64 283" draw:points="0,62 64,0 64,222 0,283">
          <text:p/>
        </draw:polygon>
        <draw:polygon draw:style-name="gr14" draw:text-style-name="P11" draw:layer="layout" svg:width="0.247cm" svg:height="0.282cm" svg:x="2.956cm" svg:y="15.271cm" svg:viewBox="0 0 248 283" draw:points="62,0 0,62 0,283 186,283 248,222 248,0">
          <text:p/>
        </draw:polygon>
        <draw:polyline draw:style-name="gr14" draw:text-style-name="P11" draw:layer="layout" svg:width="0.247cm" svg:height="0.062cm" svg:x="2.956cm" svg:y="15.271cm" svg:viewBox="0 0 248 63" draw:points="0,63 186,63 248,0">
          <text:p/>
        </draw:polyline>
        <draw:line draw:style-name="gr14" draw:text-style-name="P11" draw:layer="layout" svg:x1="3.141cm" svg:y1="15.333cm" svg:x2="3.141cm" svg:y2="15.553cm">
          <text:p/>
        </draw:line>
        <draw:polygon draw:style-name="gr11" draw:text-style-name="P12" draw:layer="layout" svg:width="0.247cm" svg:height="0.282cm" svg:x="3.053cm" svg:y="16.187cm" svg:viewBox="0 0 248 283" draw:points="63,0 0,62 0,283 186,283 248,221 248,0">
          <text:p/>
        </draw:polygon>
        <draw:polygon draw:style-name="gr12" draw:text-style-name="P13" draw:layer="layout" svg:width="0.247cm" svg:height="0.283cm" svg:x="2.982cm" svg:y="16.151cm" svg:viewBox="0 0 248 284" draw:points="62,0 0,62 0,284 186,284 248,222 248,0">
          <text:p/>
        </draw:polygon>
        <draw:polygon draw:style-name="gr12" draw:text-style-name="P13" draw:layer="layout" svg:width="0.247cm" svg:height="0.062cm" svg:x="2.982cm" svg:y="16.151cm" svg:viewBox="0 0 248 63" draw:points="0,63 186,63 248,0 62,0">
          <text:p/>
        </draw:polygon>
        <draw:polygon draw:style-name="gr13" draw:text-style-name="P14" draw:layer="layout" svg:width="0.062cm" svg:height="0.283cm" svg:x="3.167cm" svg:y="16.151cm" svg:viewBox="0 0 63 284" draw:points="0,62 63,0 63,222 0,284">
          <text:p/>
        </draw:polygon>
        <draw:polygon draw:style-name="gr14" draw:text-style-name="P11" draw:layer="layout" svg:width="0.247cm" svg:height="0.283cm" svg:x="2.982cm" svg:y="16.151cm" svg:viewBox="0 0 248 284" draw:points="62,0 0,62 0,284 186,284 248,222 248,0">
          <text:p/>
        </draw:polygon>
        <draw:polyline draw:style-name="gr14" draw:text-style-name="P11" draw:layer="layout" svg:width="0.247cm" svg:height="0.062cm" svg:x="2.982cm" svg:y="16.151cm" svg:viewBox="0 0 248 63" draw:points="0,63 186,63 248,0">
          <text:p/>
        </draw:polyline>
        <draw:line draw:style-name="gr14" draw:text-style-name="P11" draw:layer="layout" svg:x1="3.167cm" svg:y1="16.213cm" svg:x2="3.167cm" svg:y2="16.434cm">
          <text:p/>
        </draw:line>
        <draw:polygon draw:style-name="gr11" draw:text-style-name="P12" draw:layer="layout" svg:width="0.247cm" svg:height="0.282cm" svg:x="3.026cm" svg:y="17.252cm" svg:viewBox="0 0 248 283" draw:points="63,0 0,62 0,283 187,283 248,222 248,0">
          <text:p/>
        </draw:polygon>
        <draw:polygon draw:style-name="gr12" draw:text-style-name="P13" draw:layer="layout" svg:width="0.247cm" svg:height="0.282cm" svg:x="2.956cm" svg:y="17.217cm" svg:viewBox="0 0 248 283" draw:points="62,0 0,62 0,283 186,283 248,221 248,0">
          <text:p/>
        </draw:polygon>
        <draw:polygon draw:style-name="gr12" draw:text-style-name="P13" draw:layer="layout" svg:width="0.247cm" svg:height="0.062cm" svg:x="2.956cm" svg:y="17.217cm" svg:viewBox="0 0 248 63" draw:points="0,63 186,63 248,0 62,0">
          <text:p/>
        </draw:polygon>
        <draw:polygon draw:style-name="gr13" draw:text-style-name="P14" draw:layer="layout" svg:width="0.063cm" svg:height="0.282cm" svg:x="3.141cm" svg:y="17.217cm" svg:viewBox="0 0 64 283" draw:points="0,62 64,0 64,221 0,283">
          <text:p/>
        </draw:polygon>
        <draw:polygon draw:style-name="gr14" draw:text-style-name="P11" draw:layer="layout" svg:width="0.247cm" svg:height="0.282cm" svg:x="2.956cm" svg:y="17.217cm" svg:viewBox="0 0 248 283" draw:points="62,0 0,62 0,283 186,283 248,221 248,0">
          <text:p/>
        </draw:polygon>
        <draw:polyline draw:style-name="gr14" draw:text-style-name="P11" draw:layer="layout" svg:width="0.247cm" svg:height="0.062cm" svg:x="2.956cm" svg:y="17.217cm" svg:viewBox="0 0 248 63" draw:points="0,63 186,63 248,0">
          <text:p/>
        </draw:polyline>
        <draw:line draw:style-name="gr14" draw:text-style-name="P11" draw:layer="layout" svg:x1="3.141cm" svg:y1="17.279cm" svg:x2="3.141cm" svg:y2="17.499cm">
          <text:p/>
        </draw:line>
        <draw:polygon draw:style-name="gr15" draw:text-style-name="P15" draw:layer="layout" svg:width="0.247cm" svg:height="0.282cm" svg:x="3.053cm" svg:y="19.644cm" svg:viewBox="0 0 248 283" draw:points="63,0 0,62 0,283 186,283 248,220 248,0">
          <text:p/>
        </draw:polygon>
        <draw:polygon draw:style-name="gr16" draw:text-style-name="P16" draw:layer="layout" svg:width="0.247cm" svg:height="0.282cm" svg:x="2.982cm" svg:y="19.609cm" svg:viewBox="0 0 248 283" draw:points="62,0 0,61 0,283 186,283 248,220 248,0">
          <text:p/>
        </draw:polygon>
        <draw:polygon draw:style-name="gr16" draw:text-style-name="P16" draw:layer="layout" svg:width="0.247cm" svg:height="0.061cm" svg:x="2.982cm" svg:y="19.609cm" svg:viewBox="0 0 248 62" draw:points="0,62 186,62 248,0 62,0">
          <text:p/>
        </draw:polygon>
        <draw:polygon draw:style-name="gr16" draw:text-style-name="P16" draw:layer="layout" svg:width="0.062cm" svg:height="0.282cm" svg:x="3.167cm" svg:y="19.609cm" svg:viewBox="0 0 63 283" draw:points="0,61 63,0 63,220 0,283">
          <text:p/>
        </draw:polygon>
        <draw:polygon draw:style-name="gr17" draw:text-style-name="P16" draw:layer="layout" svg:width="0.247cm" svg:height="0.282cm" svg:x="2.982cm" svg:y="19.609cm" svg:viewBox="0 0 248 283" draw:points="62,0 0,61 0,283 186,283 248,220 248,0">
          <text:p/>
        </draw:polygon>
        <draw:polyline draw:style-name="gr17" draw:text-style-name="P16" draw:layer="layout" svg:width="0.247cm" svg:height="0.061cm" svg:x="2.982cm" svg:y="19.609cm" svg:viewBox="0 0 248 62" draw:points="0,62 186,62 248,0">
          <text:p/>
        </draw:polyline>
        <draw:line draw:style-name="gr17" draw:text-style-name="P16" draw:layer="layout" svg:x1="3.167cm" svg:y1="19.67cm" svg:x2="3.167cm" svg:y2="19.891cm">
          <text:p/>
        </draw:line>
        <draw:frame draw:style-name="gr3" draw:text-style-name="P4" draw:layer="layout" svg:width="6.555cm" svg:height="0.314cm" svg:x="12.004cm" svg:y="26.963cm">
          <draw:text-box>
            <text:p text:style-name="P1"><text:span text:style-name="T12"><text:s text:c="12"/></text:span><text:span text:style-name="T12"><text:s text:c="6"/></text:span><text:span text:style-name="T12">(podp</text:span><text:span text:style-name="T12">is </text:span><text:span text:style-name="T12">stude</text:span><text:span text:style-name="T12">nta </text:span><text:span text:style-name="T12">skład</text:span><text:span text:style-name="T12">ające</text:span><text:span text:style-name="T12">go </text:span><text:span text:style-name="T12">oświa</text:span><text:span text:style-name="T12">dczeni</text:span><text:span text:style-name="T12">e)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1:14:15.532567625</dc:date>
    <meta:editing-duration>PT19H43M57S</meta:editing-duration>
    <meta:editing-cycles>2</meta:editing-cycles>
    <meta:generator>LibreOffice/7.5.7.1$Linux_X86_64 LibreOffice_project/50$Build-1</meta:generator>
    <meta:document-statistic meta:object-count="127"/>
  </office:meta>
</office:document-meta>
</file>